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4b9266f31d4c45f585b93e4e3bc3dce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2:26:36.115191909</meta:creation-date>
    <dc:date>2024-07-12T12:26:50.384970835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7.3.7.2$Linux_X86_64 LibreOffice_project/30$Build-2</meta:generator>
  </office:meta>
</office:document-meta>
</file>